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7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3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b3ae60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bcbec4" fo:font-style="italic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8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9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transparent" fo:color="#bcbec4" fo:font-style="italic"/>
    </style:style>
    <style:style style:name="T1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0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03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20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2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1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13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2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text:s/></text:span><text:span text:style-name="T2">javax.swing.*;<text:line-break/></text:span><text:span text:style-name="T3">import<text:s/></text:span><text:span text:style-name="T4">java.awt.event.ActionEvent;<text:line-break/></text:span><text:span text:style-name="T5">import<text:s/></text:span><text:span text:style-name="T6">java.awt.event.ActionListener;<text:line-break/><text:line-break/></text:span><text:span text:style-name="T7">public class<text:s/></text:span><text:span text:style-name="T8">TelaLogin {<text:line-break/><text:s text:c="4"/></text:span><text:span text:style-name="T9">private<text:s/></text:span><text:span text:style-name="T10">JFrame<text:s/></text:span><text:span text:style-name="T11">frame</text:span><text:span text:style-name="T12">;<text:line-break/><text:line-break/><text:s text:c="4"/></text:span><text:span text:style-name="T13">public<text:s/></text:span><text:span text:style-name="T14">TelaLogin</text:span><text:span text:style-name="T15">() {<text:line-break/><text:s text:c="8"/></text:span><text:span text:style-name="T16">// Cria o frame da janela<text:line-break/><text:s text:c="8"/></text:span><text:span text:style-name="T17">frame<text:s/></text:span><text:span text:style-name="T18">=<text:s/></text:span><text:span text:style-name="T19">new<text:s/></text:span><text:span text:style-name="T20">JFrame(</text:span><text:span text:style-name="T21">"Login"</text:span><text:span text:style-name="T22">);<text:line-break/><text:s text:c="8"/></text:span><text:span text:style-name="T23">frame</text:span><text:span text:style-name="T24">.setSize(</text:span><text:span text:style-name="T25">400</text:span><text:span text:style-name="T26">,<text:s/></text:span><text:span text:style-name="T27">300</text:span><text:span text:style-name="T28">);<text:line-break/><text:s text:c="8"/></text:span><text:span text:style-name="T29">frame</text:span><text:span text:style-name="T30">.setDefaultCloseOperation(JFrame.</text:span><text:span text:style-name="T31">EXIT_ON_CLOSE</text:span><text:span text:style-name="T32">);<text:line-break/><text:s text:c="8"/></text:span><text:span text:style-name="T33">frame</text:span><text:span text:style-name="T34">.setLocationRelativeTo(</text:span><text:span text:style-name="T35">null</text:span><text:span text:style-name="T36">);<text:s/></text:span><text:span text:style-name="T37">// Centraliza a janela na tela<text:line-break/><text:line-break/><text:s text:c="8"/>// Define o layout da janela<text:line-break/><text:s text:c="8"/></text:span><text:span text:style-name="T38">JPanel panel =<text:s/></text:span><text:span text:style-name="T39">new<text:s/></text:span><text:span text:style-name="T40">JPanel();<text:line-break/><text:s text:c="8"/>panel.setLayout(</text:span><text:span text:style-name="T41">null</text:span><text:span text:style-name="T42">);<text:s/></text:span><text:span text:style-name="T43">// Layout livre para posicionar os componentes<text:line-break/><text:s text:c="8"/></text:span><text:span text:style-name="T44">frame</text:span><text:span text:style-name="T45">.add(panel);<text:line-break/><text:line-break/><text:s text:c="8"/></text:span><text:span text:style-name="T46">//<text:s/></text:span><text:span text:style-name="T47">Í</text:span><text:span text:style-name="T48">cone (carrega a imagem do recurso)<text:line-break/><text:s text:c="8"/></text:span><text:span text:style-name="T49">JLabel iconLabel =<text:s/></text:span><text:span text:style-name="T50">new<text:s/></text:span><text:span text:style-name="T51">JLabel(</text:span><text:span text:style-name="T52">new<text:s/></text:span><text:span text:style-name="T53">ImageIcon(TelaLogin.</text:span><text:span text:style-name="T54">class</text:span><text:span text:style-name="T55">.getResource(</text:span><text:span text:style-name="T56">"imu.png"</text:span><text:span text:style-name="T57">)));<text:s/></text:span><text:span text:style-name="T58">// Ajuste o caminho se necess</text:span><text:span text:style-name="T59">á</text:span><text:span text:style-name="T60">rio<text:line-break/><text:s text:c="8"/></text:span><text:span text:style-name="T61">iconLabel.setBounds(</text:span><text:span text:style-name="T62">150</text:span><text:span text:style-name="T63">,<text:s/></text:span><text:span text:style-name="T64">20</text:span><text:span text:style-name="T65">,<text:s/></text:span><text:span text:style-name="T66">100</text:span><text:span text:style-name="T67">,<text:s/></text:span><text:span text:style-name="T68">100</text:span><text:span text:style-name="T69">);<text:s/></text:span><text:span text:style-name="T70">// Posicionamento e tamanho do<text:s/></text:span><text:span text:style-name="T71">í</text:span><text:span text:style-name="T72">cone<text:line-break/><text:s text:c="8"/></text:span><text:span text:style-name="T73">panel.add(iconLabel);<text:line-break/><text:line-break/><text:s text:c="8"/></text:span><text:span text:style-name="T74">// Campo de texto para usu</text:span><text:span text:style-name="T75">á</text:span><text:span text:style-name="T76">rio<text:line-break/><text:s text:c="8"/></text:span><text:span text:style-name="T77">JTextField userText =<text:s/></text:span><text:span text:style-name="T78">new<text:s/></text:span><text:span text:style-name="T79">JTextField(</text:span><text:span text:style-name="T80">20</text:span><text:span text:style-name="T81">);<text:line-break/><text:s text:c="8"/>userText.setBounds(</text:span><text:span text:style-name="T82">100</text:span><text:span text:style-name="T83">,<text:s/></text:span><text:span text:style-name="T84">120</text:span><text:span text:style-name="T85">,<text:s/></text:span><text:span text:style-name="T86">200</text:span><text:span text:style-name="T87">,<text:s/></text:span><text:span text:style-name="T88">25</text:span><text:span text:style-name="T89">);<text:line-break/><text:s text:c="8"/>panel.add(userText);<text:line-break/><text:line-break/><text:s text:c="8"/></text:span><text:span text:style-name="T90">// Campo de senha<text:line-break/><text:s text:c="8"/></text:span><text:span text:style-name="T91">JPasswordField passwordText =<text:s/></text:span><text:span text:style-name="T92">new<text:s/></text:span><text:span text:style-name="T93">JPasswordField(</text:span><text:span text:style-name="T94">20</text:span><text:span text:style-name="T95">);<text:line-break/><text:s text:c="8"/>passwordText.setBounds(</text:span><text:span text:style-name="T96">100</text:span><text:span text:style-name="T97">,<text:s/></text:span><text:span text:style-name="T98">160</text:span><text:span text:style-name="T99">,<text:s/></text:span><text:span text:style-name="T100">200</text:span><text:span text:style-name="T101">,<text:s/></text:span><text:span text:style-name="T102">25</text:span><text:span text:style-name="T103">);<text:line-break/><text:s text:c="8"/>panel.add(passwordText);<text:line-break/><text:line-break/><text:s text:c="8"/></text:span><text:span text:style-name="T104">// R</text:span><text:span text:style-name="T105">ó</text:span><text:span text:style-name="T106">tulo para os campos<text:line-break/><text:s text:c="8"/></text:span><text:span text:style-name="T107">JLabel userLabel =<text:s/></text:span><text:span text:style-name="T108">new<text:s/></text:span><text:span text:style-name="T109">JLabel(</text:span><text:span text:style-name="T110">"Usu</text:span><text:span text:style-name="T111">á</text:span><text:span text:style-name="T112">rio"</text:span><text:span text:style-name="T113">);<text:line-break/><text:s text:c="8"/>userLabel.setBounds(</text:span><text:span text:style-name="T114">100</text:span><text:span text:style-name="T115">,<text:s/></text:span><text:span text:style-name="T116">100</text:span><text:span text:style-name="T117">,<text:s/></text:span><text:span text:style-name="T118">80</text:span><text:span text:style-name="T119">,<text:s/></text:span><text:span text:style-name="T120">25</text:span><text:span text:style-name="T121">);<text:line-break/><text:s text:c="8"/>panel.add(userLabel);<text:line-break/><text:line-break/><text:s text:c="8"/>JLabel passwordLabel =<text:s/></text:span><text:span text:style-name="T122">new<text:s/></text:span><text:span text:style-name="T123">JLabel(</text:span><text:span text:style-name="T124">"Senha"</text:span><text:span text:style-name="T125">);<text:line-break/><text:s text:c="8"/>passwordLabel.setBounds(</text:span><text:span text:style-name="T126">100</text:span><text:span text:style-name="T127">,<text:s/></text:span><text:span text:style-name="T128">140</text:span><text:span text:style-name="T129">,<text:s/></text:span><text:span text:style-name="T130">80</text:span><text:span text:style-name="T131">,<text:s/></text:span><text:span text:style-name="T132">25</text:span><text:span text:style-name="T133">);<text:line-break/><text:s text:c="8"/>panel.add(passwordLabel);<text:line-break/><text:line-break/><text:s text:c="8"/></text:span><text:span text:style-name="T134">// Bot</text:span><text:span text:style-name="T135">ã</text:span><text:span text:style-name="T136">o de login<text:line-break/><text:s text:c="8"/></text:span><text:span text:style-name="T137">JButton loginButton =<text:s/></text:span><text:span text:style-name="T138">new<text:s/></text:span><text:span text:style-name="T139">JButton(</text:span><text:span text:style-name="T140">"Entrar"</text:span><text:span text:style-name="T141">);<text:line-break/><text:s text:c="8"/>loginButton.setBounds(</text:span><text:span text:style-name="T142">150</text:span><text:span text:style-name="T143">,<text:s/></text:span><text:span text:style-name="T144">200</text:span><text:span text:style-name="T145">,<text:s/></text:span><text:span text:style-name="T146">100</text:span><text:span text:style-name="T147">,<text:s/></text:span><text:span text:style-name="T148">25</text:span><text:span text:style-name="T149">);<text:line-break/><text:s text:c="8"/>panel.add(loginButton);<text:line-break/><text:line-break/><text:s text:c="8"/></text:span><text:span text:style-name="T150">// Adiciona a</text:span><text:span text:style-name="T151">çã</text:span><text:span text:style-name="T152">o ao bot</text:span><text:span text:style-name="T153">ã</text:span><text:span text:style-name="T154">o de login<text:line-break/><text:s text:c="8"/></text:span><text:span text:style-name="T155">loginButton.addActionListener(</text:span><text:span text:style-name="T156">new<text:s/></text:span><text:span text:style-name="T157">ActionListener() {<text:line-break/><text:s text:c="12"/></text:span><text:span text:style-name="T158">@Override<text:line-break/><text:s text:c="12"/></text:span><text:span text:style-name="T159">public void<text:s/></text:span><text:span text:style-name="T160">actionPerformed</text:span><text:span text:style-name="T161">(ActionEvent e) {<text:line-break/><text:s text:c="16"/>String usuario =<text:s/></text:span><text:span text:style-name="T162">userText</text:span><text:span text:style-name="T163">.getText();<text:line-break/><text:s text:c="16"/>String senha =<text:s/></text:span><text:span text:style-name="T164">new<text:s/></text:span><text:span text:style-name="T165">String(</text:span><text:span text:style-name="T166">passwordText</text:span><text:span text:style-name="T167">.getPassword());<text:line-break/><text:line-break/><text:s text:c="16"/></text:span><text:span text:style-name="T168">// Verifica as credenciais<text:line-break/><text:s text:c="16"/></text:span><text:span text:style-name="T169">if<text:s/></text:span><text:span text:style-name="T170">(</text:span><text:span text:style-name="T171">"unifip"</text:span><text:span text:style-name="T172">.equals(usuario) &amp;&amp;<text:s/></text:span><text:span text:style-name="T173">"unifip"</text:span><text:span text:style-name="T174">.equals(senha)) {<text:line-break/><text:s text:c="20"/>JOptionPane.</text:span><text:span text:style-name="T175">showMessageDialog</text:span><text:span text:style-name="T176">(</text:span><text:span text:style-name="T177">frame</text:span><text:span text:style-name="T178">,<text:s/></text:span><text:span text:style-name="T179">"Login realizado com sucesso!"</text:span><text:span text:style-name="T180">,<text:s/></text:span><text:span text:style-name="T181">"Sucesso"</text:span><text:span text:style-name="T182">, JOptionPane.</text:span><text:span text:style-name="T183">INFORMATION_MESSAGE</text:span><text:span text:style-name="T184">);<text:line-break/><text:s text:c="20"/></text:span><text:span text:style-name="T185">frame</text:span><text:span text:style-name="T186">.dispose();<text:s/></text:span><text:span text:style-name="T187">// Fecha a janela de login<text:line-break/><text:s text:c="20"/></text:span><text:span text:style-name="T188">new<text:s/></text:span><text:span text:style-name="T189">Selecionar();<text:s/></text:span><text:span text:style-name="T190">// Abre a pr</text:span><text:span text:style-name="T191">ó</text:span><text:span text:style-name="T192">xima tela<text:line-break/><text:s text:c="16"/></text:span><text:span text:style-name="T193">}<text:s/></text:span><text:span text:style-name="T194">else<text:s/></text:span><text:span text:style-name="T195">{<text:line-break/><text:s text:c="20"/>JOptionPane.</text:span><text:span text:style-name="T196">showMessageDialog</text:span><text:span text:style-name="T197">(</text:span><text:span text:style-name="T198">frame</text:span><text:span text:style-name="T199">,<text:s/></text:span><text:span text:style-name="T200">"Usu</text:span><text:span text:style-name="T201">á</text:span><text:span text:style-name="T202">rio ou senha inv</text:span><text:span text:style-name="T203">á</text:span><text:span text:style-name="T204">lidos!"</text:span><text:span text:style-name="T205">,<text:s/></text:span><text:span text:style-name="T206">"Erro"</text:span><text:span text:style-name="T207">, JOptionPane.</text:span><text:span text:style-name="T208">ERROR_MESSAGE</text:span><text:span text:style-name="T209">);<text:line-break/><text:s text:c="16"/>}<text:line-break/><text:s text:c="12"/>}<text:line-break/><text:s text:c="8"/>});<text:line-break/><text:line-break/><text:s text:c="8"/></text:span><text:span text:style-name="T210">// Torna o frame vis</text:span><text:span text:style-name="T211">í</text:span><text:span text:style-name="T212">vel<text:line-break/><text:s text:c="8"/></text:span><text:span text:style-name="T213">frame</text:span><text:span text:style-name="T214">.setVisible(</text:span><text:span text:style-name="T215">true</text:span><text:span text:style-name="T216">);<text:line-break/><text:s text:c="4"/>}<text:line-break/><text:line-break/><text:s text:c="4"/></text:span><text:span text:style-name="T217">public static void<text:s/></text:span><text:span text:style-name="T218">main</text:span><text:span text:style-name="T219">(String[] args) {<text:line-break/><text:s text:c="8"/></text:span><text:span text:style-name="T220">new<text:s/></text:span><text:span text:style-name="T221">TelaLogin();<text:line-break/><text:s text:c="4"/>}<text:line-break/>}<text:line-break/></text:span></text:p>
      <text:p text:style-name="P2"><text:span text:style-name="T2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